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text-autospace="none"/>
    </style:style>
    <style:style style:name="P3" style:family="paragraph" style:parent-style-name="Standard">
      <style:paragraph-properties fo:text-align="justify" style:justify-single-word="false"/>
      <style:text-properties officeooo:paragraph-rsid="0001ac2d"/>
    </style:style>
    <style:style style:name="P4" style:family="paragraph" style:parent-style-name="Standard">
      <style:paragraph-properties fo:text-align="justify" style:justify-single-word="false"/>
      <style:text-properties style:font-size-complex="10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paragraph-rsid="00006ecd" style:font-size-complex="10pt"/>
    </style:style>
    <style:style style:name="P7" style:family="paragraph" style:parent-style-name="Standard">
      <style:paragraph-properties fo:text-align="justify" style:justify-single-word="false" style:text-autospace="none"/>
      <style:text-properties officeooo:rsid="0005c6e6" officeooo:paragraph-rsid="0005c6e6" style:font-size-complex="10pt"/>
    </style:style>
    <style:style style:name="P8" style:family="paragraph" style:parent-style-name="Standard">
      <style:paragraph-properties fo:text-align="justify" style:justify-single-word="false"/>
      <style:text-properties officeooo:rsid="00052053" officeooo:paragraph-rsid="00052053"/>
    </style:style>
    <style:style style:name="P9" style:family="paragraph" style:parent-style-name="Standard">
      <style:paragraph-properties fo:text-align="justify" style:justify-single-word="false"/>
      <style:text-properties officeooo:rsid="000778d5" officeooo:paragraph-rsid="000778d5"/>
    </style:style>
    <style:style style:name="P10" style:family="paragraph" style:parent-style-name="Standard">
      <style:paragraph-properties fo:text-align="justify" style:justify-single-word="false"/>
      <style:text-properties officeooo:rsid="00092bec" officeooo:paragraph-rsid="00092bec"/>
    </style:style>
    <style:style style:name="P11" style:family="paragraph" style:parent-style-name="Standard">
      <style:paragraph-properties fo:text-align="justify" style:justify-single-word="false"/>
      <style:text-properties officeooo:rsid="000a46fb" officeooo:paragraph-rsid="000a46fb"/>
    </style:style>
    <style:style style:name="P12" style:family="paragraph" style:parent-style-name="Standard">
      <style:paragraph-properties fo:margin-top="0.212cm" fo:margin-bottom="0cm" loext:contextual-spacing="false" fo:text-align="justify" style:justify-single-word="false"/>
      <style:text-properties style:font-size-complex="14pt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List_20_Paragraph">
      <style:text-properties style:font-size-complex="10pt"/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8Num1">
      <style:paragraph-properties fo:text-align="justify" style:justify-single-word="false"/>
    </style:style>
    <style:style style:name="P18" style:family="paragraph" style:parent-style-name="Standard" style:list-style-name="WW8Num1">
      <style:paragraph-properties fo:text-align="justify" style:justify-single-word="false" style:text-autospace="none"/>
    </style:style>
    <style:style style:name="P19" style:family="paragraph" style:parent-style-name="Standard" style:list-style-name="WW8Num1">
      <style:paragraph-properties fo:text-align="justify" style:justify-single-word="false"/>
      <style:text-properties style:font-size-complex="10pt"/>
    </style:style>
    <style:style style:name="P20" style:family="paragraph" style:parent-style-name="Standard" style:list-style-name="WW8Num1">
      <style:paragraph-properties fo:text-align="justify" style:justify-single-word="false" style:text-autospace="none"/>
      <style:text-properties style:font-size-complex="10pt"/>
    </style:style>
    <style:style style:name="P21" style:family="paragraph" style:parent-style-name="Standard">
      <style:paragraph-properties fo:text-align="justify" style:justify-single-word="false"/>
      <style:text-properties officeooo:rsid="000778d5" officeooo:paragraph-rsid="000a6145"/>
    </style:style>
    <style:style style:name="P22" style:family="paragraph" style:parent-style-name="Standard">
      <style:paragraph-properties fo:text-align="justify" style:justify-single-word="false"/>
      <style:text-properties officeooo:rsid="00092bec" officeooo:paragraph-rsid="000a6145"/>
    </style:style>
    <style:style style:name="P23" style:family="paragraph" style:parent-style-name="Standard">
      <style:paragraph-properties fo:text-align="justify" style:justify-single-word="false"/>
      <style:text-properties officeooo:rsid="000a6145" officeooo:paragraph-rsid="000a6145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complex="10pt"/>
    </style:style>
    <style:style style:name="T3" style:family="text">
      <style:text-properties style:font-size-complex="10pt"/>
    </style:style>
    <style:style style:name="T4" style:family="text">
      <style:text-properties officeooo:rsid="00006ecd"/>
    </style:style>
    <style:style style:name="T5" style:family="text">
      <style:text-properties officeooo:rsid="0001ac2d"/>
    </style:style>
    <style:style style:name="T6" style:family="text">
      <style:text-properties officeooo:rsid="00052053"/>
    </style:style>
    <style:style style:name="T7" style:family="text">
      <style:text-properties officeooo:rsid="00092bec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В данной задаче предлагается реализовать обычную алгебру полиномов вида <draw:frame draw:style-name="fr1" draw:name="Объект1" text:anchor-type="as-char" svg:width="5.166cm" svg:height="0.626cm" draw:z-index="0"><draw:object xlink:href="./Object 1" xlink:type="simple" xlink:show="embed" xlink:actuate="onLoad"/><draw:image xlink:href="./ObjectReplacements/Object 1" xlink:type="simple" xlink:show="embed" xlink:actuate="onLoad"/></draw:frame>(с операциями сложения, вычитания, умножения) над полем действительных чисел средствами реляционных баз данных. В базе могут храниться в том числе и нулевые коэффициенты для полиномов (необязательно все).</text:p>
      <text:p text:style-name="P12"/>
      <text:list xml:id="list2238943974495838815" text:style-name="WW8Num1">
        <text:list-item>
          <text:p text:style-name="P17">Предложить способ хранения полинома произвольной степени с произвольными действительными коэффициентами в реляционной базе данных. Обосновать, в какой нормальной форме находится база данных. Подумать над способом отображения полинома в запросе. Этот пункт был обсужден на занятии 05.10.17. Если Вы пропустили занятие, то необходимо придуманную Вами структуру утвердить у меня по почте перед тем, как приступать к следующим пунктам. Кроме того, структура данных для полинома приведена в лекции за 05.10.17.</text:p>
        </text:list-item>
      </text:list>
      <text:p text:style-name="P13"/>
      <text:list xml:id="list200118852163525" text:continue-numbering="true" text:style-name="WW8Num1">
        <text:list-item>
          <text:p text:style-name="P17">Написать запрос с параметром, который показывает полином, хранящийся в базе данных. В качестве параметра запрос должен принимать идентификатор полинома в базе данных.</text:p>
        </text:list-item>
      </text:list>
      <text:p text:style-name="P1"/>
      <text:p text:style-name="P1"><text:tab/><text:span text:style-name="T5">\set my_id 1</text:span></text:p>
      <text:p text:style-name="P3"><text:tab/><text:span text:style-name="T5">SELECT * FROM polinoms WHERE id = :my_id;</text:span></text:p>
      <text:p text:style-name="P4"/>
      <text:list xml:id="list200118040378405" text:continue-numbering="true" text:style-name="WW8Num1">
        <text:list-item>
          <text:p text:style-name="P19">Назовем хранение полинома корректным, если все хранящиеся в базе коэффициенты полинома отличны от нуля. Написать запрос, выводящий идентификаторы некорректно хранящихся полиномов.</text:p>
        </text:list-item>
      </text:list>
      <text:p text:style-name="P4"><text:tab/></text:p>
      <text:p text:style-name="P6"><text:tab/><text:span text:style-name="T4">SELECT id from polinoms GROUP BY ID HAVING min(coef) = 0;</text:span></text:p>
      <text:p text:style-name="P1"/>
      <text:list xml:id="list200117764315011" text:continue-numbering="true" text:style-name="WW8Num1">
        <text:list-item>
          <text:p text:style-name="P17">Написать запрос с параметрами, который возвращает полином, умноженный на число. В качестве параметров запрос должен принимать идентификатор полинома в базе данных (первым параметром); действительное число, на которое нужно умножить полином.</text:p>
        </text:list-item>
      </text:list>
      <text:p text:style-name="P1"><text:tab/></text:p>
      <text:p text:style-name="P1"><text:tab/></text:p>
      <text:p text:style-name="P1"/>
      <text:p text:style-name="P1"/>
      <text:list xml:id="list200118717243421" text:continue-numbering="true" text:style-name="WW8Num1">
        <text:list-item>
          <text:p text:style-name="P17">Написать запрос с параметрами, который принимает в качестве параметра идентификатор полинома в базе данных и натуральное число <text:span text:style-name="T1">n</text:span> и возвращает результат ("да"/"нет"), является ли указанный полином полиномом степени <text:span text:style-name="T1">n</text:span>. (Учитывать в запросе то, что полиномы могут храниться некорректно, Вы должны проверять степень при ненулевом коэффициенте)</text:p>
        </text:list-item>
      </text:list>
      <text:p text:style-name="P1"/>
      <text:list xml:id="list200119374548837" text:continue-numbering="true" text:style-name="WW8Num1">
        <text:list-item>
          <text:p text:style-name="P17">Написать запрос с параметрами, который возвращает результат сложения двух полиномов. В качестве параметров запрос должен принимать идентификаторы полиномов в базе данных. Не выводить нулевые коэффициенты.</text:p>
        </text:list-item>
      </text:list>
      <text:p text:style-name="P1"><text:tab/></text:p>
      <text:p text:style-name="P1"><text:tab/><text:span text:style-name="T6">not working:</text:span></text:p>
      <text:p text:style-name="P1"/>
      <text:p text:style-name="P8">SELECT T1.coef+T2.coef, T2.pow FROM polinoms T1,polinoms T2 WHERE T1.pow = T2.pow AND T1.id = :my_id1 AND T2.id = :my_id2;</text:p>
      <text:p text:style-name="P8"/>
      <text:p text:style-name="P8"/>
      <text:p text:style-name="P11">working:</text:p>
      <text:p text:style-name="P9"/>
      <text:p text:style-name="P10">\set my_id1 1</text:p>
      <text:p text:style-name="P10">\set my_id2 5</text:p>
      <text:p text:style-name="P9">select pow, coef INTO t<text:span text:style-name="T7">1</text:span> FROM polinoms where id = :<text:span text:style-name="T7">my_id1</text:span>;</text:p>
      <text:p text:style-name="P9">select pow, coef INTO t<text:span text:style-name="T7">2</text:span> from polinoms where id = :<text:span text:style-name="T7">my_id2</text:span>;</text:p>
      <text:p text:style-name="P9">select t<text:span text:style-name="T7">1</text:span>.coef AS coef1, t<text:span text:style-name="T7">2</text:span>.coef as coef2, GREATEST(t<text:span text:style-name="T7">1.</text:span>pow, t<text:span text:style-name="T7">2</text:span>.pow) AS pow <text:span text:style-name="T7">INTO t3</text:span> from t<text:span text:style-name="T7">1</text:span> <text:span text:style-name="T7">full</text:span> join t<text:span text:style-name="T7">2</text:span> ON t<text:span text:style-name="T7">1</text:span>.pow = t<text:span text:style-name="T7">2</text:span>.pow;</text:p>
      <text:p text:style-name="P9"><text:soft-page-break/></text:p>
      <text:p text:style-name="P9">select CASE WHEN coef1 IS NOT NULL AND coef2 IS NOT NULL THEN coef1 + coef2 ELSE COALESCE(coef1, coef2) END, pow from t<text:span text:style-name="T7">3</text:span>;</text:p>
      <text:p text:style-name="P9"/>
      <text:p text:style-name="P1"/>
      <text:list xml:id="list200119380907090" text:continue-numbering="true" text:style-name="WW8Num1">
        <text:list-item>
          <text:p text:style-name="P17">Написать запрос с параметрами, который возвращает результат умножения двух полиномов. В качестве параметров запрос должен принимать идентификаторы полиномов в базе данных. Не выводить нулевые коэффициенты.</text:p>
        </text:list-item>
      </text:list>
      <text:p text:style-name="P1"/>
      <text:p text:style-name="P22">\set my_id1 1</text:p>
      <text:p text:style-name="P22">\set my_id2 5</text:p>
      <text:p text:style-name="P21">select pow, coef INTO t<text:span text:style-name="T7">1</text:span> FROM polinoms where id = :<text:span text:style-name="T7">my_id1</text:span>;</text:p>
      <text:p text:style-name="P21">select pow, coef INTO t<text:span text:style-name="T7">2</text:span> from polinoms where id = :<text:span text:style-name="T7">my_id2</text:span>;</text:p>
      <text:p text:style-name="P21"/>
      <text:p text:style-name="P23">SELECT SUM(t1.coef * t2.coef) as result_coef, t1.pow + t2.pow as result_pow INTO t6 FROM t1 cross join t2 <text:s/>group by result_pow ORDER BY result_pow;</text:p>
      <text:p text:style-name="P23"/>
      <text:p text:style-name="P23">select * from t6 where result_coef != 0;</text:p>
      <text:p text:style-name="P1"/>
      <text:list xml:id="list200117257942206" text:continue-numbering="true" text:style-name="WW8Num1">
        <text:list-item>
          <text:p text:style-name="P18"><text:span text:style-name="T3">Написать запрос с параметрами, вычисляющий значение полинома, идентификатор которого параметр, при значении </text:span><text:span text:style-name="T2">x</text:span><text:span text:style-name="T3"> – действительной величине, задаваемой параметром.</text:span></text:p>
        </text:list-item>
      </text:list>
      <text:p text:style-name="P5"/>
      <text:p text:style-name="P7">PREPARE calc_polinom(int, int) AS</text:p>
      <text:p text:style-name="P7">SELECT coef * ($1)^(pow), pow FROM polinoms where id = $2;</text:p>
      <text:p text:style-name="P7">EXECUTE calc_polinom(2, 1);</text:p>
      <text:p text:style-name="P7"/>
      <text:list xml:id="list200118875110119" text:continue-numbering="true" text:style-name="WW8Num1">
        <text:list-item>
          <text:p text:style-name="P20">Написать запрос с параметром, проверяющий, является ли полином, идентификатор которого задается параметром, полным квадратом от линейного полинома. Вывести результат в виде («да»/«нет»).</text:p>
        </text:list-item>
      </text:list>
      <text:p text:style-name="P5"/>
      <text:list xml:id="list200118114679076" text:continue-numbering="true" text:style-name="WW8Num1">
        <text:list-item>
          <text:p text:style-name="P18"><text:span text:style-name="T3">Написать запрос с параметром, который вычисляет по полиному, идентификатор которого указывается параметром, количество его коэффициентов равных нулю, больших нуля, меньших нуля. (Учитывать, что полиномы могут храниться некорректно, например, если полином выглядит так: </text:span><text:span text:style-name="T3"><draw:frame draw:style-name="fr1" draw:name="Объект2" text:anchor-type="as-char" svg:width="4.198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то колво положительных равно 2, отрицательных 1, а нулевых 1, нули при 4-й и 5-й степени не учитываем, так как полином степени 3).</text:span></text:p>
        </text:list-item>
      </text:list>
      <text:p text:style-name="P5"/>
      <text:list xml:id="list200117428342128" text:continue-numbering="true" text:style-name="WW8Num1">
        <text:list-item>
          <text:p text:style-name="P20">Написать запрос с параметром, который по полиному, идентификатор которого указывается параметром, выводит «да», если все коэффициенты полинома – целые числа, иначе выводит «нет».</text:p>
        </text:list-item>
      </text:list>
      <text:p text:style-name="P5"/>
      <text:list xml:id="list200118667990044" text:continue-numbering="true" text:style-name="WW8Num1">
        <text:list-item>
          <text:p text:style-name="P18"><text:span text:style-name="T3">Написать запрос, который по полиному, идентификатор которого задается параметром, проверяет, является ли полином полиномом первой степени, если да, то на выходе выводит значение </text:span><text:span text:style-name="T2">x</text:span><text:span text:style-name="T3">, являющееся корнем полинома.</text:span></text:p>
        </text:list-item>
      </text:list>
      <text:p text:style-name="P5"/>
      <text:list xml:id="list200118771358101" text:continue-numbering="true" text:style-name="WW8Num1">
        <text:list-item>
          <text:p text:style-name="P18"><text:span text:style-name="T3">Написать запрос, который по полиному, идентификатор которого задается параметром, проверяет, является ли полином полиномом второй степени, если да, то на выходе выводит значения </text:span><text:span text:style-name="T2">x</text:span><text:span text:style-name="T3">, являющиеся корнями полинома.</text:span></text:p>
        </text:list-item>
      </text:list>
      <text:p text:style-name="P5"/>
      <text:list xml:id="list200117555447294" text:continue-numbering="true" text:style-name="WW8Num1">
        <text:list-item>
          <text:p text:style-name="P20">Написать запрос, который по трем идентификаторам полиномов, задаваемых параметрами, выводит 1, в случае если третий полином является результатом умножения двух других.</text:p>
        </text:list-item>
      </text:list>
      <text:p text:style-name="P5"/>
      <text:list xml:id="list200118625944003" text:continue-numbering="true" text:style-name="WW8Num1">
        <text:list-item>
          <text:p text:style-name="P20">Написать запрос, который по трем идентификаторам полиномов, задаваемых параметрами, выводит 1, в случае если третий полином является результатом деления первого на второй.</text:p>
        </text:list-item>
      </text:list>
      <text:p text:style-name="P14"/>
      <text:p text:style-name="P5"/>
      <text:p text:style-name="P5">Вопросы по условию можно задавать на занятии и по почте.</text:p>
      <text:p text:style-name="P2"><text:soft-page-break/><text:span text:style-name="T3">Итоговое решение необходимо прислать по почте на </text:span><text:a xlink:type="simple" xlink:href="mailto:nixlab@nix.ru" text:style-name="Internet_20_link" text:visited-style-name="Visited_20_Internet_20_Link"><text:span text:style-name="Internet_20_link"><text:span text:style-name="T2">nixlab</text:span></text:span></text:a><text:a xlink:type="simple" xlink:href="mailto:nixlab@nix.ru" text:style-name="Internet_20_link" text:visited-style-name="Visited_20_Internet_20_Link"><text:span text:style-name="Internet_20_link"><text:span text:style-name="T3">@</text:span></text:span></text:a><text:a xlink:type="simple" xlink:href="mailto:nixlab@nix.ru" text:style-name="Internet_20_link" text:visited-style-name="Visited_20_Internet_20_Link"><text:span text:style-name="Internet_20_link"><text:span text:style-name="T2">nix</text:span></text:span></text:a><text:a xlink:type="simple" xlink:href="mailto:nixlab@nix.ru" text:style-name="Internet_20_link" text:visited-style-name="Visited_20_Internet_20_Link"><text:span text:style-name="Internet_20_link"><text:span text:style-name="T3">.</text:span></text:span></text:a><text:a xlink:type="simple" xlink:href="mailto:nixlab@nix.ru" text:style-name="Internet_20_link" text:visited-style-name="Visited_20_Internet_20_Link"><text:span text:style-name="Internet_20_link"><text:span text:style-name="T2">ru</text:span></text:span></text:a><text:span text:style-name="T3"> до 29.10.17 23:59 (контрольная планируется на 26.10.17, и хотя дедлайн после КР, всё равно очень советую сделать запросы ДО контрольной, это будет хорошей практикой).</text:span></text:p>
      <text:p text:style-name="P5">На 06.10.17 Вы знаете далеко не всё, что понадобится для выполнения задания, но часть пунктов уже можно делать.</text:p>
      <text:p text:style-name="P5"/>
      <text:p text:style-name="P5">БДЗ влияет на итоговую оценку и на возможность получения стипендии (с плохим БДЗ шансы на стипендию очень сильно падают, без БДЗ шансы равны 0). Выполнять БДЗ можно в группе не более 4-х человек. Состав группы обязательно указать в письме с присылаемым решением.</text:p>
      <text:p text:style-name="P5"/>
      <text:p text:style-name="P2"><text:span text:style-name="T3">Комментарий: для ветвления вывода в случае, например, если полином не 1-й степени (для п.12 и тп), можно использовать оператор </text:span><text:span text:style-name="T2">IF</text:span><text:span text:style-name="T3">. При желании можно попробовать обойтись </text:span><text:span text:style-name="T2">IIF</text:span><text:span text:style-name="T3"> или </text:span><text:span text:style-name="T2">CASE</text:span><text:span text:style-name="T3">.</text:span></text:p>
      <text:p text:style-name="P2"><text:span text:style-name="T3">Напоминаю, что в случае необоснованного использования </text:span><text:span text:style-name="T2">IF</text:span><text:span text:style-name="T3">, </text:span><text:span text:style-name="T2">WHILE</text:span><text:span text:style-name="T3"> и тд, баллы за задание будут снижаться. Если Вы сомневаетесь в правильности применения чего-либо, то задайте вопрос на семинаре или по почте.</text:span></text:p>
      <text:p text:style-name="P5"/>
      <text:p text:style-name="P5">Если Вы пришлете Ваше задание раньше дедлайна, то, если я успею его просмотреть и прислать Вам замечания, можно будет без дисконта прислать исправления до дедлайна.</text:p>
      <text:p text:style-name="P5">Если Вы пришлете задание после дедлайна, то задание обязательно будет проверено, и замечания будут Вам высланы. В оценку такое задание учтется без дисконта, в стипендию задание будет засчитываться с дисконтом (увеличивающимся по мере увеличения колва дней после дедлайна)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loext:contextual-spacing="false" fo:text-align="justify" style:justify-single-word="false"/>
      <style:text-properties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Рубаев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WW8Num1z0" style:family="text">
      <style:text-properties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ov</meta:initial-creator>
    <meta:creation-date>2007-10-25T15:20:00</meta:creation-date>
    <dc:date>2017-10-17T20:01:16.946949405</dc:date>
    <meta:editing-cycles>60</meta:editing-cycles>
    <meta:editing-duration>PT6H27M39S</meta:editing-duration>
    <meta:generator>LibreOffice/5.1.6.2$Linux_X86_64 LibreOffice_project/10m0$Build-2</meta:generator>
    <meta:document-statistic meta:table-count="0" meta:image-count="0" meta:object-count="2" meta:page-count="3" meta:paragraph-count="49" meta:word-count="920" meta:character-count="6405" meta:non-whitespace-character-count="5534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n>0</mn>
            </mstyle>
          </msub>
          <mrow>
            <msup>
              <mi>x</mi>
              <mstyle mathsize="8pt">
                <mi>n</mi>
              </mstyle>
            </msup>
            <mo stretchy="false">+</mo>
            <msub>
              <mi>a</mi>
              <mstyle mathsize="8pt">
                <mn>1</mn>
              </mstyle>
            </msub>
          </mrow>
          <mrow>
            <msup>
              <mi>x</mi>
              <mstyle mathsize="8pt">
                <mrow>
                  <mi>n</mi>
                  <mo stretchy="false">−</mo>
                  <mn>1</mn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a</mi>
              <mstyle mathsize="8pt">
                <mrow>
                  <mi>n</mi>
                  <mo stretchy="false">−</mo>
                  <mn>1</mn>
                </mrow>
              </mstyle>
            </msub>
          </mrow>
          <mrow>
            <mi>x</mi>
            <mo stretchy="false">+</mo>
            <msub>
              <mi>a</mi>
              <mstyle mathsize="8pt">
                <mi>n</mi>
              </mstyle>
            </msub>
          </mrow>
        </mrow>
      </mstyle>
      <mrow/>
    </mrow>
    <annotation encoding="StarMath 5.0"> size 12{a rSub { size 8{0} } x rSup { size 8{n} } +a rSub { size 8{1} } x rSup { size 8{n - 1} } + "."  "."  "." +a rSub { size 8{n - 1} } x+a rSub { size 8{n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n>0</mn>
            <mo stretchy="false">∗</mo>
            <msup>
              <mi>x</mi>
              <mstyle mathsize="8pt">
                <mn>5</mn>
              </mstyle>
            </msup>
          </mrow>
          <mo stretchy="false">+</mo>
          <mrow>
            <mn>0</mn>
            <mo stretchy="false">∗</mo>
            <msup>
              <mi>x</mi>
              <mstyle mathsize="8pt">
                <mn>4</mn>
              </mstyle>
            </msup>
          </mrow>
          <mo stretchy="false">+</mo>
          <msup>
            <mi>x</mi>
            <mstyle mathsize="8pt">
              <mn>3</mn>
            </mstyle>
          </msup>
          <mo stretchy="false">−</mo>
          <msup>
            <mi>x</mi>
            <mstyle mathsize="8pt">
              <mn>2</mn>
            </mstyle>
          </msup>
          <mo stretchy="false">+</mo>
          <mn>1</mn>
        </mrow>
      </mstyle>
      <mrow/>
    </mrow>
    <annotation encoding="StarMath 5.0"> size 12{0*x rSup { size 8{5} } +0*x rSup { size 8{4} } +x rSup { size 8{3} }  - x rSup { size 8{2} } +1} {}</annotation>
  </semantics>
</math>
</file>